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05cm" fo:min-width="6.6cm"/>
    </style:style>
    <style:style style:name="gr2" style:family="graphic" style:parent-style-name="standard">
      <style:graphic-properties draw:textarea-horizontal-align="justify" draw:textarea-vertical-align="middle" draw:auto-grow-height="false" fo:min-height="4.45cm" fo:min-width="6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1cm" svg:height="5.3cm" svg:x="11.1cm" svg:y="8.1cm">
          <text:p text:style-name="P1"><text:span text:style-name="T1">Processing sketch</text:span></text:p>
          <text:list text:style-name="L1">
            <text:list-item>
              <text:p text:style-name="P1">OSC receiver</text:p>
            </text:list-item>
            <text:list-item>
              <text:p text:style-name="P1">XML config file reader</text:p>
            </text:list-item>
            <text:list-item>
              <text:p text:style-name="P1">Mouse/keyboard input</text:p>
            </text:list-item>
            <text:list-item>
              <text:p text:style-name="P1">Particle engine</text:p>
            </text:list-item>
            <text:list-item>
              <text:p text:style-name="P1">Spray rendering</text:p>
            </text:list-item>
            <text:list-item>
              <text:p text:style-name="P1">Syphon output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1cm" svg:height="4.7cm" svg:x="12.4cm" svg:y="15.6cm">
          <text:p text:style-name="P1"><text:span text:style-name="T1">Resolume Arena 5</text:span></text:p>
          <text:list text:style-name="L1">
            <text:list-item>
              <text:p text:style-name="P1">Syphon input</text:p>
            </text:list-item>
            <text:list-item>
              <text:p text:style-name="P1">Final composition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4.65cm" svg:y1="13.4cm" svg:x2="15.95cm" svg:y2="15.6cm" draw:start-shape="id1" draw:start-glue-point="2" draw:end-shape="id2" draw:end-glue-point="0" svg:d="M14650 13400c0 1650 1300 550 1300 2200" svg:viewBox="0 0 1301 2201">
          <text:p text:style-name="P2">Syphon video</text:p>
        </draw:connector>
        <draw:custom-shape draw:style-name="gr2" draw:text-style-name="P1" xml:id="id3" draw:id="id3" draw:layer="layout" svg:width="7.1cm" svg:height="4.7cm" svg:x="2.1cm" svg:y="1.5cm">
          <text:p text:style-name="P1"><text:span text:style-name="T1">Arduino wifi</text:span></text:p>
          <text:list text:style-name="L1">
            <text:list-item>
              <text:p text:style-name="P1">Force sensor</text:p>
            </text:list-item>
            <text:list-item>
              <text:p text:style-name="P1">OSC sender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5.65cm" svg:y1="6.2cm" svg:x2="11.1cm" svg:y2="10.75cm" draw:start-shape="id3" draw:start-glue-point="2" draw:end-shape="id1" draw:end-glue-point="3" svg:d="M5650 6200c0 3034 1816 4550 5450 4550" svg:viewBox="0 0 5451 4551">
          <text:p text:style-name="P2">OSC</text:p>
        </draw:connector>
        <draw:custom-shape draw:style-name="gr2" draw:text-style-name="P1" xml:id="id4" draw:id="id4" draw:layer="layout" svg:width="7.1cm" svg:height="4.7cm" svg:x="11.1cm" svg:y="1.3cm">
          <text:p text:style-name="P1"><text:span text:style-name="T1">Tablet app or web site</text:span></text:p>
          <text:list text:style-name="L1">
            <text:list-item>
              <text:p text:style-name="P1">Color palette</text:p>
            </text:list-item>
            <text:list-item>
              <text:p text:style-name="P1">Brush palette</text:p>
            </text:list-item>
            <text:list-item>
              <text:p text:style-name="P1">OSC sender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4.65cm" svg:y1="6cm" svg:x2="14.65cm" svg:y2="8.1cm" draw:start-shape="id4" draw:start-glue-point="2" draw:end-shape="id1" draw:end-glue-point="0" svg:d="M14650 6000v2100" svg:viewBox="0 0 1 2101">
          <text:p text:style-name="P2">OSC</text:p>
        </draw:connector>
        <draw:custom-shape draw:style-name="gr2" draw:text-style-name="P1" xml:id="id5" draw:id="id5" draw:layer="layout" svg:width="7.1cm" svg:height="4.7cm" svg:x="19.8cm" svg:y="1.3cm">
          <text:p text:style-name="P1"><text:span text:style-name="T1">Position tracker</text:span></text:p>
          <text:list text:style-name="L1">
            <text:list-item>
              <text:p text:style-name="P1">Video camera input</text:p>
            </text:list-item>
            <text:list-item>
              <text:p text:style-name="P1">Noise removal</text:p>
            </text:list-item>
            <text:list-item>
              <text:p text:style-name="P1">Trajectory prediction</text:p>
            </text:list-item>
            <text:list-item>
              <text:p text:style-name="P1">Blob detection</text:p>
            </text:list-item>
            <text:list-item>
              <text:p text:style-name="P1">OSC sender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23.35cm" svg:y1="6cm" svg:x2="18.2cm" svg:y2="10.75cm" draw:start-shape="id5" draw:start-glue-point="2" draw:end-shape="id1" draw:end-glue-point="1" svg:d="M23350 6000c0 3167-1716 4750-5150 4750" svg:viewBox="0 0 5151 4751">
          <text:p text:style-name="P2">OSC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2T09:02:30.731887000</meta:creation-date>
    <dc:date>2016-03-12T09:57:50.892649000</dc:date>
    <meta:editing-duration>PT55M24S</meta:editing-duration>
    <meta:editing-cycles>4</meta:editing-cycles>
    <meta:generator>LibreOffice/4.3.4.1$MacOSX_X86_64 LibreOffice_project/bc356b2f991740509f321d70e4512a6a54c5f243</meta:generator>
    <meta:document-statistic meta:object-count="9"/>
  </office:meta>
</office:document-meta>
</file>